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2" draw:name="Title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Testing Yay</text:span></text:p>
          </draw:text-box>
          <svg:title/>
          <svg:desc/>
        </draw:frame>
        <draw:frame draw:id="id64" presentation:style-name="a363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26/2016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7/26/2016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26/2016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7/26/2016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7/26/2016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7/26/2016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7/26/2016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7/26/2016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7/26/2016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7/26/2016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7/26/2016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7/26/2016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ing Yay</dc:title>
    <meta:initial-creator>Andrew Mestas (InConsulting Inc.)</meta:initial-creator>
    <dc:creator>Andrew Mestas (InConsulting Inc.)</dc:creator>
    <meta:creation-date>2016-07-26T17:28:00Z</meta:creation-date>
    <dc:date>2016-07-26T18:43:22Z</dc:date>
    <meta:editing-cycles>1</meta:editing-cycles>
    <meta:editing-duration>PT13S</meta:editing-duration>
    <meta:document-statistic meta:paragraph-count="1" meta:word-count="2"/>
  </office:meta>
</office:document-meta>
</file>